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 style:list-style-name="L1">
      <style:paragraph-properties fo:padding="0.0193in" fo:border="0.0008in solid #d9d9e3"/>
    </style:style>
    <style:style style:name="P3" style:family="paragraph" style:parent-style-name="Text_20_body" style:list-style-name="L2">
      <style:paragraph-properties fo:padding="0.0193in" fo:border="0.0008in solid #d9d9e3"/>
    </style:style>
    <style:style style:name="P4" style:family="paragraph" style:parent-style-name="Text_20_body" style:list-style-name="L3">
      <style:paragraph-properties fo:padding="0.0193in" fo:border="0.0008in solid #d9d9e3"/>
    </style:style>
    <style:style style:name="P5" style:family="paragraph" style:parent-style-name="Text_20_body" style:list-style-name="L4">
      <style:paragraph-properties fo:padding="0.0193in" fo:border="0.0008in solid #d9d9e3"/>
    </style:style>
    <style:style style:name="P6" style:family="paragraph" style:parent-style-name="Text_20_body" style:list-style-name="L5">
      <style:paragraph-properties fo:padding="0.0193in" fo:border="0.0008in solid #d9d9e3"/>
    </style:style>
    <style:style style:name="P7" style:family="paragraph" style:parent-style-name="Text_20_body" style:list-style-name="L6">
      <style:paragraph-properties fo:padding="0.0193in" fo:border="0.0008in solid #d9d9e3"/>
    </style:style>
    <style:style style:name="P8" style:family="paragraph" style:parent-style-name="Text_20_body" style:list-style-name="L7">
      <style:paragraph-properties fo:padding="0.0193in" fo:border="0.0008in solid #d9d9e3"/>
    </style:style>
    <style:style style:name="P9" style:family="paragraph" style:parent-style-name="Text_20_body" style:list-style-name="L8">
      <style:paragraph-properties fo:padding="0.0193in" fo:border="0.0008in solid #d9d9e3"/>
    </style:style>
    <style:style style:name="P10" style:family="paragraph" style:parent-style-name="Text_20_body" style:list-style-name="L1">
      <style:paragraph-properties fo:margin-top="0in" fo:margin-bottom="0in" fo:padding="0.0193in" fo:border="0.0008in solid #d9d9e3"/>
    </style:style>
    <style:style style:name="P11" style:family="paragraph" style:parent-style-name="Text_20_body" style:list-style-name="L2">
      <style:paragraph-properties fo:margin-top="0in" fo:margin-bottom="0in" fo:padding="0.0193in" fo:border="0.0008in solid #d9d9e3"/>
    </style:style>
    <style:style style:name="P12" style:family="paragraph" style:parent-style-name="Text_20_body" style:list-style-name="L3">
      <style:paragraph-properties fo:margin-top="0in" fo:margin-bottom="0in" fo:padding="0.0193in" fo:border="0.0008in solid #d9d9e3"/>
    </style:style>
    <style:style style:name="P13" style:family="paragraph" style:parent-style-name="Text_20_body" style:list-style-name="L5">
      <style:paragraph-properties fo:margin-top="0in" fo:margin-bottom="0in" fo:padding="0.0193in" fo:border="0.0008in solid #d9d9e3"/>
    </style:style>
    <style:style style:name="P14" style:family="paragraph" style:parent-style-name="Text_20_body" style:list-style-name="L6">
      <style:paragraph-properties fo:margin-top="0in" fo:margin-bottom="0in" fo:padding="0.0193in" fo:border="0.0008in solid #d9d9e3"/>
    </style:style>
    <style:style style:name="P15" style:family="paragraph" style:parent-style-name="Text_20_body" style:list-style-name="L7">
      <style:paragraph-properties fo:margin-top="0in" fo:margin-bottom="0in" fo:padding="0.0193in" fo:border="0.0008in solid #d9d9e3"/>
    </style:style>
    <style:style style:name="P16" style:family="paragraph" style:parent-style-name="Text_20_body" style:list-style-name="L8">
      <style:paragraph-properties fo:margin-top="0in" fo:margin-bottom="0in" fo:padding="0.0193in" fo:border="0.0008in solid #d9d9e3"/>
    </style:style>
    <style:style style:name="P17" style:family="paragraph" style:parent-style-name="Heading_20_4">
      <style:paragraph-properties fo:padding="0.0193in" fo:border="0.0008in solid #d9d9e3"/>
    </style:style>
    <style:style style:name="P18" style:family="paragraph" style:parent-style-name="Heading_20_3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Вторая часть учебника по разработке плагинов для WordPress может охватывать следующие важные аспекты:</text:p>
      <text:h text:style-name="P18" text:outline-level="3">2. Начало разработки плагина:</text:h>
      <text:h text:style-name="P17" text:outline-level="4">Настройка окружения:</text:h>
      <text:list xml:id="list8475474457525894299" text:style-name="L1">
        <text:list-item>
          <text:p text:style-name="P10"><text:span text:style-name="Strong_20_Emphasis">Локальная установка WordPress:</text:span> Подробное руководство по установке WordPress на локальный компьютер для разработки.</text:p>
        </text:list-item>
        <text:list-item>
          <text:p text:style-name="P2"><text:span text:style-name="Strong_20_Emphasis">Настройка инструментов разработки:</text:span> Установка IDE, отладчика, инструментов сборки (например, Composer, NPM, Gulp) для эффективной работы.</text:p>
        </text:list-item>
      </text:list>
      <text:h text:style-name="P17" text:outline-level="4">Структура плагина:</text:h>
      <text:list xml:id="list7091431294113328827" text:style-name="L2">
        <text:list-item>
          <text:p text:style-name="P11"><text:span text:style-name="Strong_20_Emphasis">Основные файлы и папки:</text:span> Разбор ключевых файлов и папок плагина (например, main file, assets, includes) и их назначение.</text:p>
        </text:list-item>
        <text:list-item>
          <text:p text:style-name="P3"><text:span text:style-name="Strong_20_Emphasis">Создание базовой структуры:</text:span> Шаблон создания пустого плагина с минимальными файлами.</text:p>
        </text:list-item>
      </text:list>
      <text:h text:style-name="P17" text:outline-level="4">Использование WordPress API:</text:h>
      <text:list xml:id="list6664700088030557505" text:style-name="L3">
        <text:list-item>
          <text:p text:style-name="P12"><text:span text:style-name="Strong_20_Emphasis">Работа с функциями WordPress:</text:span> Ознакомление с ключевыми функциями и их применение в разработке плагинов.</text:p>
        </text:list-item>
        <text:list-item>
          <text:p text:style-name="P4"><text:span text:style-name="Strong_20_Emphasis">Подключение плагина к ядру:</text:span> Регистрация плагина, добавление хуков и фильтров.</text:p>
        </text:list-item>
      </text:list>
      <text:h text:style-name="P17" text:outline-level="4">Сборка простого плагина:</text:h>
      <text:list xml:id="list491487733678959613" text:style-name="L4">
        <text:list-item>
          <text:p text:style-name="P5"><text:span text:style-name="Strong_20_Emphasis">Создание функционала:</text:span> Примеры создания базового функционала плагина, например, добавление собственного метабокса или виджета.</text:p>
        </text:list-item>
      </text:list>
      <text:h text:style-name="P18" text:outline-level="3">Практические упражнения и проекты:</text:h>
      <text:list xml:id="list5723705293420329055" text:style-name="L5">
        <text:list-item>
          <text:p text:style-name="P13"><text:span text:style-name="Strong_20_Emphasis">Упражнения для практики:</text:span> Задачи с пошаговым решением для закрепления знаний по разработке плагинов.</text:p>
        </text:list-item>
        <text:list-item>
          <text:p text:style-name="P6"><text:span text:style-name="Strong_20_Emphasis">Проектная работа:</text:span> Разработка полноценного плагина с использованием основных принципов и API WordPress.</text:p>
        </text:list-item>
      </text:list>
      <text:h text:style-name="P17" text:outline-level="4">Примеры кода и лучшие практики:</text:h>
      <text:list xml:id="list3577123198128398127" text:style-name="L6">
        <text:list-item>
          <text:p text:style-name="P14"><text:span text:style-name="Strong_20_Emphasis">Примеры кода:</text:span> Объяснение концепций с помощью реальных примеров кода.</text:p>
        </text:list-item>
        <text:list-item>
          <text:p text:style-name="P7"><text:span text:style-name="Strong_20_Emphasis">Лучшие практики разработки:</text:span> Рекомендации по стилю кода, организации файлов, комментированию кода и другие.</text:p>
        </text:list-item>
      </text:list>
      <text:h text:style-name="P17" text:outline-level="4">Тестирование и отладка:</text:h>
      <text:list xml:id="list2262410377639413504" text:style-name="L7">
        <text:list-item>
          <text:p text:style-name="P15"><text:span text:style-name="Strong_20_Emphasis">Методы тестирования:</text:span> Подробный обзор методов тестирования плагинов.</text:p>
        </text:list-item>
        <text:list-item>
          <text:p text:style-name="P8"><text:span text:style-name="Strong_20_Emphasis">Отладка ошибок:</text:span> Инструменты и техники для эффективной отладки и исправления ошибок.</text:p>
        </text:list-item>
      </text:list>
      <text:h text:style-name="P17" text:outline-level="4"><text:soft-page-break/>Документация и релиз:</text:h>
      <text:list xml:id="list7624718433811653960" text:style-name="L8">
        <text:list-item>
          <text:p text:style-name="P16"><text:span text:style-name="Strong_20_Emphasis">Создание документации:</text:span> Важность хорошо написанной документации для плагина.</text:p>
        </text:list-item>
        <text:list-item>
          <text:p text:style-name="P9"><text:span text:style-name="Strong_20_Emphasis">Подготовка к релизу:</text:span> Шаги для подготовки плагина к публикации, включая версионирование и поддержку.</text:p>
        </text:list-item>
      </text:list>
      <text:p text:style-name="P1">Этот раздел должен предоставить полное понимание основ разработки плагинов для WordPress, начиная с настройки среды разработки и базовой структуры плагина, заканчивая практическими примерами и лучшими практикам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2T12:23:32.38</dc:date>
    <meta:document-statistic meta:table-count="0" meta:image-count="0" meta:object-count="0" meta:page-count="2" meta:paragraph-count="26" meta:word-count="262" meta:character-count="2013"/>
    <dc:creator>Dima Wide</dc:creator>
    <meta:user-defined meta:name="Info 1"/>
    <meta:user-defined meta:name="Info 2"/>
    <meta:user-defined meta:name="Info 3"/>
    <meta:user-defined meta:name="Info 4"/>
  </office:meta>
</office:document-meta>
</file>